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4008DF67EE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1cm, 4.181cm, 2.351cm, 4.01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4cm" svg:height="12.1cm" svg:x="3.5cm" svg:y="9.2cm">
          <draw:image xlink:href="Pictures/1000000000000500000004008DF67E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mcfarlane</meta:initial-creator>
    <meta:creation-date>2013-11-07T11:44:08</meta:creation-date>
    <dc:date>2013-11-07T11:45:08</dc:date>
    <dc:creator>stephen mcfarlane</dc:creator>
    <meta:editing-duration>P0D</meta:editing-duration>
    <meta:editing-cycles>1</meta:editing-cycles>
    <meta:document-statistic meta:object-count="1"/>
    <meta:generator>LibreOffice/4.0.2.2$Linux_X86_64 LibreOffice_project/400m0$Build-2</meta:generator>
  </office:meta>
</office:document-meta>
</file>